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Hairline" svg:font-family="'Lato Hairline'" style:font-pitch="variable"/>
    <style:font-face style:name="Bookman" svg:font-family="Bookman" style:font-family-generic="roman" style:font-pitch="variable"/>
    <style:font-face style:name="Impact" svg:font-family="Impac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0271in" fo:margin-top="0in" fo:margin-bottom="0in" table:align="center" style:writing-mode="lr-tb"/>
    </style:style>
    <style:style style:name="Table1.A" style:family="table-column">
      <style:table-column-properties style:column-width="1.3333in"/>
    </style:style>
    <style:style style:name="Table1.B" style:family="table-column">
      <style:table-column-properties style:column-width="3.6938in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25pt solid #000000" style:writing-mode="lr-tb"/>
    </style:style>
    <style:style style:name="P1" style:family="paragraph" style:parent-style-name="Heading_20_1" style:master-page-name="Standard">
      <style:paragraph-properties fo:margin-left="0.1256in" fo:margin-right="0.1575in" fo:text-indent="0in" style:auto-text-indent="false" style:page-number="auto" fo:padding-left="0.028in" fo:padding-right="0.028in" fo:padding-top="0.0138in" fo:padding-bottom="0.0138in" fo:border="0.99pt solid #000000" style:writing-mode="lr-tb"/>
      <style:text-properties style:font-name="Liberation Sans" fo:font-size="12pt" fo:font-weight="bold" officeooo:paragraph-rsid="0005e6df" style:font-size-asian="12pt" style:font-weight-asian="bold" style:font-size-complex="12pt" style:font-weight-complex="bold"/>
    </style:style>
    <style:style style:name="P2" style:family="paragraph" style:parent-style-name="Heading_20_2">
      <style:paragraph-properties fo:margin-left="0in" fo:margin-right="0in" fo:text-indent="0.4925in" style:auto-text-indent="false" style:writing-mode="lr-tb"/>
      <style:text-properties style:font-name="Liberation Sans" fo:font-size="12pt" fo:font-weight="bold" officeooo:paragraph-rsid="0005e6df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indent="0.4925in" style:auto-text-indent="false" style:writing-mode="lr-tb"/>
      <style:text-properties style:font-name="Liberation Sans" fo:font-size="12pt" officeooo:paragraph-rsid="0005e6df" style:font-size-asian="12pt" style:font-size-complex="12pt"/>
    </style:style>
    <style:style style:name="P4" style:family="paragraph" style:parent-style-name="Standard">
      <style:paragraph-properties fo:margin-left="0in" fo:margin-right="0in" fo:text-align="end" style:justify-single-word="false" fo:text-indent="0.4925in" style:auto-text-indent="false" style:writing-mode="lr-tb"/>
      <style:text-properties style:font-name="Liberation Sans" fo:font-size="12pt" officeooo:paragraph-rsid="0005e6df" style:font-size-asian="12pt" style:font-size-complex="12pt"/>
    </style:style>
    <style:style style:name="P5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  <style:text-properties style:font-name="Liberation Sans" fo:font-size="12pt" officeooo:paragraph-rsid="0005e6df" style:font-size-asian="12pt" style:font-size-complex="12pt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Liberation Sans" fo:font-size="12pt" officeooo:paragraph-rsid="0005e6df" style:font-size-asian="12pt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>
        <style:tab-stops/>
      </style:paragraph-properties>
      <style:text-properties style:font-name="Liberation Sans" fo:font-size="12pt" officeooo:paragraph-rsid="0005e6df" style:font-size-asian="12pt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Liberation Sans" fo:font-size="12pt" officeooo:paragraph-rsid="0005e6df" style:font-size-asian="12pt" style:font-size-complex="12pt"/>
    </style:style>
    <style:style style:name="P9" style:family="paragraph" style:parent-style-name="Standard">
      <style:paragraph-properties fo:margin-left="0.4909in" fo:margin-right="0in" fo:text-indent="0.4925in" style:auto-text-indent="false" style:writing-mode="lr-tb"/>
      <style:text-properties style:font-name="Liberation Sans" fo:font-size="12pt" officeooo:paragraph-rsid="0005e6df" style:font-size-asian="12pt" style:font-size-complex="12pt"/>
    </style:style>
    <style:style style:name="P10" style:family="paragraph" style:parent-style-name="Standard" style:list-style-name="WWNum20">
      <style:paragraph-properties fo:margin-left="0.7425in" fo:margin-right="0in" fo:text-indent="-0.25in" style:auto-text-indent="false" style:writing-mode="lr-tb"/>
      <style:text-properties style:font-name="Liberation Sans" fo:font-size="12pt" officeooo:paragraph-rsid="0005e6df" style:font-size-asian="12pt" style:font-size-complex="12pt"/>
    </style:style>
    <style:style style:name="P11" style:family="paragraph" style:parent-style-name="introtema">
      <loext:graphic-properties draw:fill="solid" draw:fill-color="#e6e6e6"/>
      <style:paragraph-properties fo:margin-left="0.9846in" fo:margin-right="0.9846in" fo:text-indent="0.0154in" style:auto-text-indent="false" fo:background-color="#e6e6e6" fo:padding-left="0.0555in" fo:padding-right="0.0555in" fo:padding-top="0.0835in" fo:padding-bottom="0.0835in" fo:border="2.24pt solid #000000" style:shadow="#000000 0.0311in 0.0311in" style:writing-mode="lr-tb"/>
      <style:text-properties style:font-name="Liberation Sans" fo:font-size="12pt" officeooo:paragraph-rsid="0005e6df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a de reunión número __</text:h>
      <text:p text:style-name="P11"><text:span text:style-name="T1">Nombre del grupo</text:span>:________________________________</text:p>
      <text:p text:style-name="P11"><text:span text:style-name="T1">Fecha</text:span>:__________________________________________</text:p>
      <text:p text:style-name="P11"><text:span text:style-name="T1">Hora de inicio</text:span>:____________________________________</text:p>
      <text:p text:style-name="P11"><text:span text:style-name="T1">Hora de fin</text:span>:______________________________________</text:p>
      <text:p text:style-name="P11"><text:span text:style-name="T1">Lugar de celebración</text:span>:_____________________________</text:p>
      <text:h text:style-name="P2" text:outline-level="2">Asistentes a la reunión (con firma)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Componente 1: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Componente 2: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6">Componente 3: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6">Componente 4:</text:p>
          </table:table-cell>
          <table:table-cell table:style-name="Table1.A1" office:value-type="string">
            <text:p text:style-name="P8"/>
          </table:table-cell>
        </table:table-row>
      </table:table>
      <text:h text:style-name="P2" text:outline-level="2">Orden del día</text:h>
      <text:p text:style-name="P9">a.</text:p>
      <text:p text:style-name="P9">b.</text:p>
      <text:p text:style-name="P9">c.</text:p>
      <text:p text:style-name="P9">…</text:p>
      <text:h text:style-name="P2" text:outline-level="2">Resumen de los puntos tratados</text:h>
      <text:p text:style-name="P3"/>
      <text:list xml:id="list29902995" text:style-name="WWNum20">
        <text:list-item>
          <text:p text:style-name="P10">Conclusiones principales</text:p>
        </text:list-item>
      </text:list>
      <text:p text:style-name="P3"/>
      <text:p text:style-name="P3"/>
      <text:p text:style-name="P3"/>
      <text:list xml:id="list185745023018573" text:continue-numbering="true" text:style-name="WWNum20">
        <text:list-item>
          <text:p text:style-name="P10">Acuerdos tomados</text:p>
        </text:list-item>
      </text:list>
      <text:p text:style-name="P3"/>
      <text:p text:style-name="P3"/>
      <text:p text:style-name="P3"/>
      <text:list xml:id="list185744084723071" text:continue-numbering="true" text:style-name="WWNum20">
        <text:list-item>
          <text:p text:style-name="P10">Tareas asignadas a cada miembro del grupo para la siguiente reunión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ombre y firma del Secretario/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Hairline" svg:font-family="'Lato Hairline'" style:font-pitch="variable"/>
    <style:font-face style:name="Bookman" svg:font-family="Bookman" style:font-family-generic="roman" style:font-pitch="variable"/>
    <style:font-face style:name="Impact" svg:font-family="Impac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252in" fo:margin-right="0.1555in" fo:margin-top="1in" fo:margin-bottom="0.4165in" loext:contextual-spacing="false" fo:text-align="center" style:justify-single-word="false" fo:text-indent="0in" style:auto-text-indent="false" fo:break-before="page" fo:padding-left="0.028in" fo:padding-right="0.028in" fo:padding-top="0.0138in" fo:padding-bottom="0.0138in" fo:border="0.99pt solid #000000" fo:keep-with-next="always"/>
      <style:text-properties style:font-name="Impact" fo:font-family="Impact" style:font-family-generic="roman" style:font-pitch="variable" fo:font-size="26pt" fo:font-style="italic" style:letter-kerning="true" style:font-size-asian="26pt" style:font-style-asian="italic" style:font-name-complex="Arial" style:font-family-complex="Arial" style:font-family-generic-complex="system" style:font-pitch-complex="variable" style:font-size-complex="26pt" style:font-weight-complex="bold"/>
    </style:style>
    <style:style style:name="introtema" style:family="paragraph" style:parent-style-name="Standard" style:default-outline-level="">
      <loext:graphic-properties draw:fill="solid" draw:fill-color="#e6e6e6"/>
      <style:paragraph-properties fo:margin-left="0.9846in" fo:margin-right="0.9846in" fo:text-indent="0.2756in" style:auto-text-indent="false" fo:background-color="#e6e6e6" fo:padding-left="0.0555in" fo:padding-right="0.0555in" fo:padding-top="0.0835in" fo:padding-bottom="0.0835in" fo:border="2.24pt solid #000000" style:shadow="#000000 0.0311in 0.0311in"/>
      <style:text-properties style:font-name="Bookman" fo:font-family="Bookman" style:font-family-generic="roman" style:font-pitch="variable" fo:font-size="10pt" style:font-size-asian="10pt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in" fo:margin-top="0.25in" fo:margin-bottom="0.1665in" loext:contextual-spacing="false" fo:text-indent="0.4925in" style:auto-text-indent="false" fo:keep-with-next="always"/>
      <style:text-properties style:font-name="Impact" fo:font-family="Impact" style:font-family-generic="roman" style:font-pitch="variable" fo:font-size="16pt" fo:font-style="italic" style:text-underline-style="solid" style:text-underline-type="double" style:text-underline-width="auto" style:text-underline-color="font-color" style:font-size-asian="16pt" style:font-style-asian="italic" style:font-name-complex="Arial" style:font-family-complex="Arial" style:font-family-generic-complex="system" style:font-pitch-complex="variable" style:font-size-complex="16pt" style:font-style-complex="italic" style:font-weight-complex="bold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0">
      <text:list-level-style-number text:level="1" text:style-name="ListLabel_20_12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4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5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7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8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9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0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8:54:01.870676216</meta:creation-date>
    <dc:date>2022-02-24T18:57:25.199530749</dc:date>
    <meta:editing-duration>PT3M22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21" meta:word-count="67" meta:character-count="552" meta:non-whitespace-character-count="509"/>
  </office:meta>
</office:document-meta>
</file>